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style:font-name-complex="Times New Roman2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Times New Roman2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Times New Roman2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fo:language="ru" fo:country="RU" style:font-size-asian="14pt" style:font-name-complex="Times New Roman2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14" style:family="paragraph" style:parent-style-name="Heading_20_1">
      <style:paragraph-properties fo:margin-left="0cm" fo:margin-right="0cm" fo:margin-top="0cm" fo:margin-bottom="0cm" fo:text-align="center" style:justify-single-word="false" fo:text-indent="1.251cm" style:auto-text-indent="false"/>
      <style:text-properties fo:color="#000000" style:font-name="Times New Roman" fo:font-size="26pt" fo:language="en" fo:country="US" fo:font-weight="bold" style:font-size-asian="26pt" style:font-weight-asian="bold" style:font-name-complex="Times New Roman2" style:font-size-complex="26pt" style:font-weight-complex="bold"/>
    </style:style>
    <style:style style:name="P15" style:family="paragraph" style:parent-style-name="Heading_20_1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-complex="Times New Roman2"/>
    </style:style>
    <style:style style:name="P17" style:family="paragraph" style:parent-style-name="Standard">
      <style:paragraph-properties fo:text-align="center" style:justify-single-word="false"/>
      <style:text-properties style:font-name-complex="Times New Roman2"/>
    </style:style>
    <style:style style:name="P18" style:family="paragraph" style:parent-style-name="Heading_20_2">
      <style:paragraph-properties fo:margin-left="0cm" fo:margin-right="0cm" fo:margin-top="0.071cm" fo:margin-bottom="0.499cm" fo:text-indent="1.27cm" style:auto-text-indent="false"/>
      <style:text-properties style:font-name="Times New Roman1" fo:font-size="12pt"/>
    </style:style>
    <style:style style:name="P19" style:family="paragraph" style:parent-style-name="Heading_20_3">
      <style:text-properties fo:font-size="14pt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21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T1" style:family="text">
      <style:text-properties fo:font-size="14pt" style:font-size-asian="14pt" style:font-name-complex="Times New Roman2" style:font-size-complex="14pt"/>
    </style:style>
    <style:style style:name="T2" style:family="text">
      <style:text-properties fo:font-size="14pt" fo:language="ru" fo:country="RU" style:font-size-asian="14pt" style:font-name-complex="Times New Roman2" style:font-size-complex="14pt"/>
    </style:style>
    <style:style style:name="T3" style:family="text">
      <style:text-properties fo:font-size="14pt" fo:language="en" fo:country="US" style:font-size-asian="14pt" style:font-name-complex="Times New Roman2" style:font-size-complex="14pt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2pt" style:font-name-complex="Times New Roman2"/>
    </style:style>
    <style:style style:name="T9" style:family="text">
      <style:text-properties style:font-name="Times New Roman1" fo:font-size="12pt" fo:language="en" fo:country="US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науки <text:s/>и высшего образования Российской Федерации</text:p>
      <text:p text:style-name="P3">Федеральное государственное бюджетное образовательное учреждение</text:p>
      <text:p text:style-name="P3">высшего образования «Новгородский Государственный Университет имени Ярослава Мудрого»</text:p>
      <text:p text:style-name="P4"/>
      <text:p text:style-name="P1"><text:span text:style-name="T1">Кафедра </text:span><text:span text:style-name="T2">информационных технологий и 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50490695575031060" text:style-name="Outline">
        <text:list-item>
          <text:h text:style-name="P14" text:outline-level="1"/>
        </text:list-item>
        <text:list-item>
          <text:h text:style-name="P14" text:outline-level="1"><text:span text:style-name="T6">Аппарат прерываний. Сигналы в ОС Unix</text:span></text:h>
        </text:list-item>
      </text:list>
      <text:p text:style-name="P1"><text:span text:style-name="T2">Лабораторная работа №</text:span><text:span text:style-name="T3">10</text:span><text:span text:style-name="T2"> по дисциплине</text:span></text:p>
      <text:p text:style-name="P7">Операционные системы 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и студенты гр. 8091</text:p>
      <text:p text:style-name="P8">Кулаков Игорь Юрьевич</text:p>
      <text:p text:style-name="P5"/>
      <text:p text:style-name="P5">_________________/______________________/</text:p>
      <text:p text:style-name="P6"/>
      <text:p text:style-name="P6"/>
      <text:p text:style-name="P1"><text:span text:style-name="T1">Принял</text:span><text:span text:style-name="T2"> </text:span></text:p>
      <text:p text:style-name="P5">_________________/______________________/</text:p>
      <text:p text:style-name="P2"/>
      <text:p text:style-name="P2"/>
      <text:list xml:id="list37212620" text:continue-numbering="true" text:style-name="Outline">
        <text:list-item>
          <text:list>
            <text:list-item>
              <text:list>
                <text:list-item>
                  <text:h text:style-name="P19" text:outline-level="3">Великий Новгород</text:h>
                </text:list-item>
                <text:list-item>
                  <text:h text:style-name="P19" text:outline-level="3">2020</text:h>
                </text:list-item>
              </text:list>
            </text:list-item>
          </text:list>
        </text:list-item>
      </text:list>
      <text:p text:style-name="P9"/>
      <text:list xml:id="list37232867" text:continue-numbering="true" text:style-name="Outline">
        <text:list-item>
          <text:h text:style-name="P15" text:outline-level="1"><text:bookmark text:name="_Toc311745010"/><text:soft-page-break/><text:span text:style-name="T8">Лабораторная работа №10 –«Аппарат прерываний. Сигналы в ОС </text:span><text:span text:style-name="T9">Unix</text:span><text:span text:style-name="T8">»</text:span></text:h>
          <text:list>
            <text:list-item>
              <text:h text:style-name="P18" text:outline-level="2"><text:bookmark text:name="_Toc311745011"/>Задание на лабораторную работу</text:h>
            </text:list-item>
          </text:list>
        </text:list-item>
      </text:list>
      <text:p text:style-name="P12">Написать программу для обработки сигналов. Основную часть времени она должна находиться в бесконечном цикле и раз в секунду выводить на экран текущее время.</text:p>
      <text:p text:style-name="P12">В программе должны быть реализованы обработчики сигналов <text:span text:style-name="T4">SIGUSR</text:span>1, <text:span text:style-name="T4">SIGUSR</text:span>2, <text:span text:style-name="T4">SIGINT</text:span>. Одновременно с выводом времени в основном цикле так же требуется выводить количество сигналов каждого вида, которые были получены.</text:p>
      <text:p text:style-name="P12">До тех пор, пока количество полученных сигналов <text:span text:style-name="T4">SIGINT</text:span> меньше 5, программа должна продолжать работу. Когда будет накоплено больше 5 таких сигналов, требуется вывести на экран сообщение о количестве полученных сигналов каждого вида и прекратить работу.</text:p>
      <text:p text:style-name="P12">Сигнал <text:span text:style-name="T4">SIGTERM</text:span> должен игнорироваться полностью, без специальной обработки.</text:p>
      <text:p text:style-name="P13"/>
      <text:p text:style-name="P13"/>
      <text:p text:style-name="P10">Код: </text:p>
      <text:p text:style-name="P11"><text:span text:style-name="T5">#include &lt;stdio.h&gt;<text:line-break/>#include &lt;sys/shm.h&gt;<text:line-break/>#include &lt;stdlib.h&gt;<text:line-break/>#include &lt;pthread.h&gt;<text:line-break/>#include &lt;unistd.h&gt;<text:line-break/>#include &lt;sys/types.h&gt;<text:line-break/>#include &lt;sys/wait.h&gt;<text:line-break/>#include &lt;string.h&gt;<text:line-break/>#include &lt;fcntl.h&gt;<text:line-break/>#include &lt;sys/stat.h&gt;<text:line-break/>#include &lt;sys/sem.h&gt;<text:line-break/>#include &lt;sys/msg.h&gt;<text:line-break/>#include &lt;sys/ipc.h&gt;<text:line-break/>#include &lt;fcntl.h&gt;<text:line-break/>#include &lt;sys/mman.h&gt;<text:line-break/>#include &lt;sys/stat.h&gt;<text:line-break/>#include &lt;signal.h&gt;<text:line-break/><text:line-break/>int i1 = 0, i2 =0, i3=0;<text:line-break/>void handl_int(int nsig)<text:line-break/>{<text:line-break/> <text:s text:c="3"/>printf("received signal: %d\n", nsig);<text:line-break/> <text:s text:c="3"/>i1++;<text:tab/><text:line-break/>}<text:line-break/>void handl_int1(int nsig)<text:line-break/>{<text:line-break/> <text:s text:c="3"/>printf("received signal: %d\n", nsig);<text:line-break/> <text:s text:c="3"/>i2++;<text:line-break/>}<text:line-break/>void handl_int2(int nsig)<text:line-break/>{<text:line-break/> <text:s text:c="3"/>printf("received signal: %d\n", nsig);<text:line-break/> <text:s text:c="3"/>i3++;<text:line-break/>}<text:line-break/></text:span><text:soft-page-break/><text:span text:style-name="T5">int main()<text:line-break/>{<text:line-break/> <text:s text:c="3"/>printf("%d\n", getpid());<text:line-break/> <text:s text:c="3"/>signal(SIGINT, handl_int);<text:line-break/> <text:s text:c="3"/>signal(SIGUSR1, handl_int1);<text:line-break/> <text:s text:c="3"/>signal(SIGUSR2, handl_int2);<text:line-break/> <text:s text:c="3"/>(void)signal(SIGTERM, SIG_IGN);<text:line-break/> <text:s text:c="3"/>for(;;)<text:line-break/> <text:s text:c="3"/>{<text:line-break/><text:tab/>time_t seconds = time(NULL);<text:line-break/><text:tab/>struct tm* timeinfo = localtime(&amp;seconds);<text:line-break/><text:tab/>printf(asctime(timeinfo));<text:line-break/><text:tab/>printf("SIGINT: %d\n",i1);<text:line-break/><text:tab/>printf("SIGUSR1: %d\n",i2);<text:line-break/><text:tab/>printf("SIGUSR2: %d\n",i3);<text:line-break/><text:tab/>if (i1==5)<text:line-break/><text:tab/>{<text:line-break/><text:tab/><text:tab/>printf("FINAL:\n");<text:line-break/><text:tab/><text:tab/>printf("SIGINT: %d\n",i1);<text:line-break/><text:tab/><text:tab/>printf("SIGUSR1: %d\n",i2);<text:line-break/><text:tab/><text:tab/>printf("SIGUSR2: %d\n",i3);<text:line-break/><text:tab/><text:tab/>return 0;<text:line-break/><text:tab/>}<text:line-break/> <text:s text:c="7"/>sleep(1);<text:line-break/> <text:s text:c="3"/>}<text:line-break/> <text:s text:c="3"/>return 0;<text:line-break/>}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style:font-name-asian="Times New Roman2" style:language-asian="ru" style:country-asian="RU" style:font-name-complex="Times New Roman2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size="12pt" fo:language="de" fo:country="DE" style:letter-kerning="true" style:font-name-asian="Times New Roman2" style:font-size-asian="12pt" style:language-asian="ru" style:country-asian="RU" style:font-name-complex="Times New Roman2" style:font-size-complex="10pt" style:language-complex="fa" style:country-complex="I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6</meta:editing-cycles>
    <meta:creation-date>2020-03-31T14:39:00</meta:creation-date>
    <dc:date>2020-04-18T17:01:09.83</dc:date>
    <meta:editing-duration>PT8M12S</meta:editing-duration>
    <meta:generator>OpenOffice/4.1.7$Win32 OpenOffice.org_project/417m1$Build-9800</meta:generator>
    <meta:document-statistic meta:table-count="0" meta:image-count="0" meta:object-count="0" meta:page-count="3" meta:paragraph-count="22" meta:word-count="279" meta:character-count="24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